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2107550671" text:style-name="L1">
        <text:list-item>
          <text:p text:style-name="P1">Phrases mélangées : à recopier dans le bon ordre. Dessins ???</text:p>
        </text:list-item>
        <text:list-item>
          <text:p text:style-name="P1">Atelier soustractions</text:p>
        </text:list-item>
        <text:list-item>
          <text:p text:style-name="P1">Atelier additions plus grandes</text:p>
        </text:list-item>
        <text:list-item>
          <text:p text:style-name="P1">Atelier calculs à poser (comme additions)</text:p>
        </text:list-item>
        <text:list-item>
          <text:p text:style-name="P1">Ateliers règles de grammaire :</text:p>
          <text:list>
            <text:list-item>
              <text:p text:style-name="P1">S du pluriel (noms, adjectifs)</text:p>
            </text:list-item>
            <text:list-item>
              <text:p text:style-name="P1">majuscules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  <text:list-item>
          <text:p text:style-name="P1">Atelier vocabulaire</text:p>
          <text:list>
            <text:list-item>
              <text:p text:style-name="P1">Définitions</text:p>
            </text:list-item>
            <text:list-item>
              <text:p text:style-name="P1">Synonymes</text:p>
            </text:list-item>
            <text:list-item>
              <text:p text:style-name="P1">Homonymes</text:p>
            </text:list-item>
            <text:list-item>
              <text:p text:style-name="P1">Contraires</text:p>
            </text:list-item>
            <text:list-item>
              <text:p text:style-name="P1">Même famille</text:p>
            </text:list-item>
          </text:list>
        </text:list-item>
        <text:list-item>
          <text:p text:style-name="P1">Atelier conjugaison</text:p>
        </text:list-item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>Ateliers calculs :</text:p>
      <text:list xml:id="list1197615566" text:style-name="L2">
        <text:list-item>
          <text:p text:style-name="P2">Sur les doigts  (&lt;20) :</text:p>
          <text:list>
            <text:list-item>
              <text:p text:style-name="P2">1 = additions</text:p>
            </text:list-item>
            <text:list-item>
              <text:p text:style-name="P2">2 = additions</text:p>
            </text:list-item>
            <text:list-item>
              <text:p text:style-name="P2">3 = soustractions</text:p>
            </text:list-item>
            <text:list-item>
              <text:p text:style-name="P2">4 = les 2</text:p>
            </text:list-item>
          </text:list>
        </text:list-item>
        <text:list-item>
          <text:p text:style-name="P2">Ardoise :</text:p>
          <text:list>
            <text:list-item>
              <text:p text:style-name="P2">Soustractions + additions &gt;10 et &lt;10</text:p>
            </text:list-item>
            <text:list-item>
              <text:p text:style-name="P2">Additions posées sans retenues</text:p>
            </text:list-item>
            <text:list-item>
              <text:p text:style-name="P2">Additions posées avec et sans retenues</text:p>
            </text:list-item>
            <text:list-item>
              <text:p text:style-name="P2">&gt;100 avec retenues (additions)</text:p>
            </text:list-item>
          </text:list>
        </text:list-item>
        <text:list-item>
          <text:p text:style-name="P2">calculette :</text:p>
          <text:list>
            <text:list-item>
              <text:p text:style-name="P2">Soustractions posées</text:p>
            </text:list-item>
            <text:list-item>
              <text:p text:style-name="P2">Additions &gt;1000</text:p>
            </text:list-item>
            <text:list-item>
              <text:p text:style-name="P2">Soustraction avec retenues</text:p>
            </text:list-item>
            <text:list-item>
              <text:p text:style-name="P2">Multiplications par &lt;10 (décomposable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04T13:26:13</dc:date>
    <meta:editing-duration>PT3H49M31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40" meta:word-count="166" meta:character-count="855" meta:non-whitespace-character-count="766"/>
  </office:meta>
</office:document-meta>
</file>